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9"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 style:family="graphic" style:parent-style-name="standard" style:list-style-name="L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graphic-properties draw:stroke="none" draw:fill="none"/>
    </style:style>
    <style:style style:name="gr12" style:family="graphic" style:parent-style-name="standard" style:list-style-name="L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 style:family="graphic">
      <style:graphic-properties style:protect="size"/>
    </style:style>
    <style:style style:name="gr14"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5" style:family="graphic" style:parent-style-name="standard">
      <style:graphic-properties draw:fill="none" draw:textarea-horizontal-align="justify" draw:textarea-vertical-align="middle" draw:auto-grow-height="false" fo:min-height="0cm" fo:min-width="0cm"/>
    </style:style>
    <style:style style:name="gr16" style:family="graphic" style:parent-style-name="standard">
      <style:graphic-properties draw:marker-end="Arrow" draw:marker-end-width="0.3cm" draw:textarea-horizontal-align="center" draw:textarea-vertical-align="middle"/>
    </style:style>
    <style:style style:name="gr17"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8"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9"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0"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21"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3"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P1" style:family="paragraph">
      <style:paragraph-properties fo:margin-left="0cm" fo:margin-right="0cm" fo:line-height="102%" fo:text-indent="0cm" style:punctuation-wrap="hanging" style:line-break="strict"/>
    </style:style>
    <style:style style:name="P2"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3" style:family="paragraph">
      <style:paragraph-properties fo:margin-left="0cm" fo:margin-right="0cm" fo:margin-top="0.158cm" fo:margin-bottom="0cm" fo:line-height="102%" fo:text-indent="0cm" style:punctuation-wrap="hanging" style:line-break="strict"/>
    </style:style>
    <style:style style:name="P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margin-top="0.176cm" fo:margin-bottom="0cm" fo:line-height="70%" fo:text-indent="0cm" style:punctuation-wrap="hanging" style:line-break="strict"/>
    </style:style>
    <style:style style:name="P10" style:family="paragraph">
      <style:paragraph-properties fo:margin-left="0cm" fo:margin-right="0cm" fo:margin-top="0.246cm" fo:margin-bottom="0cm" fo:line-height="92%" fo:text-align="start" fo:text-indent="0cm" style:punctuation-wrap="hanging" style:line-break="strict" style:writing-mode="lr-tb"/>
    </style:style>
    <style:style style:name="P11" style:family="paragraph">
      <style:paragraph-properties fo:margin-left="0.789cm" fo:margin-right="0cm" fo:margin-top="0.282cm" fo:margin-bottom="0cm" fo:line-height="92%" fo:text-indent="-0.789cm" style:punctuation-wrap="hanging" style:line-break="strict" style:writing-mode="lr-tb"/>
    </style:style>
    <style:style style:name="P12" style:family="paragraph">
      <style:paragraph-properties fo:margin-left="0.789cm" fo:margin-right="0cm" fo:margin-top="0.105cm" fo:margin-bottom="0cm" fo:line-height="70%" fo:text-indent="-0.789cm" style:punctuation-wrap="hanging" style:line-break="strict" style:writing-mode="lr-tb"/>
    </style:style>
    <style:style style:name="P13"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14" style:family="paragraph">
      <style:paragraph-properties fo:margin-left="0cm" fo:margin-right="0cm" fo:margin-top="0.158cm" fo:margin-bottom="0cm" fo:text-indent="0cm" style:punctuation-wrap="simple" style:line-break="normal"/>
    </style:style>
    <style:style style:name="P15" style:family="paragraph">
      <style:paragraph-properties fo:margin-left="0.599cm" fo:margin-right="0cm" fo:margin-top="0cm" fo:margin-bottom="0cm" fo:line-height="102%" fo:text-indent="-0.599cm" style:punctuation-wrap="simple" style:line-break="normal"/>
    </style:style>
    <style:style style:name="P16" style:family="paragraph">
      <style:paragraph-properties fo:margin-left="0cm" fo:margin-right="0cm" fo:margin-top="0.158cm" fo:margin-bottom="0cm" fo:line-height="80%" fo:text-indent="0cm" style:punctuation-wrap="hanging" style:line-break="strict"/>
    </style:style>
    <style:style style:name="P17" style:family="paragraph">
      <style:paragraph-properties fo:margin-left="0.789cm" fo:margin-right="0cm" fo:margin-top="0.158cm" fo:margin-bottom="0cm" fo:line-height="80%" fo:text-indent="-0.789cm" style:punctuation-wrap="hanging" style:line-break="strict"/>
    </style:style>
    <style:style style:name="P18"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19" style:family="paragraph">
      <style:paragraph-properties fo:margin-left="0cm" fo:margin-right="0cm" fo:margin-top="0.158cm" fo:margin-bottom="0cm" fo:line-height="102%" fo:text-indent="0cm" style:punctuation-wrap="hanging" style:line-break="strict"/>
      <style:text-properties fo:font-size="18pt"/>
    </style:style>
    <style:style style:name="P2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21" style:family="paragraph">
      <style:paragraph-properties fo:margin-left="0cm" fo:margin-right="0cm" fo:text-indent="0cm"/>
    </style:style>
    <style:style style:name="P22" style:family="paragraph">
      <style:paragraph-properties fo:margin-left="0.599cm" fo:margin-right="0cm" fo:margin-top="0.361cm" fo:margin-bottom="0.299cm" fo:text-indent="-0.599cm" style:punctuation-wrap="simple" style:line-break="normal"/>
    </style:style>
    <style:style style:name="P23" style:family="paragraph">
      <style:paragraph-properties fo:margin-left="0.895cm" fo:margin-right="0cm" fo:margin-top="0.141cm" fo:margin-bottom="0cm" fo:line-height="102%" fo:text-indent="-0.895cm" style:punctuation-wrap="hanging" style:line-break="strict" style:writing-mode="lr-tb"/>
    </style:style>
    <style:style style:name="P24" style:family="paragraph">
      <style:paragraph-properties fo:margin-left="0cm" fo:margin-right="0cm" fo:margin-top="0.158cm" fo:margin-bottom="0cm" fo:line-height="102%" fo:text-indent="0cm" style:punctuation-wrap="hanging" style:line-break="strict" style:writing-mode="lr-tb"/>
    </style:style>
    <style:style style:name="P25" style:family="paragraph">
      <style:paragraph-properties fo:margin-left="0.895cm" fo:margin-right="0cm" fo:margin-top="0.158cm" fo:margin-bottom="0cm" fo:line-height="102%" fo:text-align="start" fo:text-indent="-0.895cm" style:punctuation-wrap="hanging" style:line-break="strict" style:writing-mode="lr-tb"/>
    </style:style>
    <style:style style:name="P26" style:family="paragraph">
      <style:paragraph-properties fo:text-align="center"/>
    </style:style>
    <style:style style:name="P27" style:family="paragraph">
      <style:paragraph-properties fo:text-align="center"/>
      <style:text-properties fo:color="#000000" fo:font-size="18pt"/>
    </style:style>
    <style:style style:name="P28" style:family="paragraph">
      <style:paragraph-properties fo:margin-left="0cm" fo:margin-right="0cm" fo:margin-top="0.158cm" fo:margin-bottom="0cm" fo:line-height="102%" fo:text-align="start" fo:text-indent="0cm" style:punctuation-wrap="hanging" style:line-break="strict" style:writing-mode="lr-tb"/>
    </style:style>
    <style:style style:name="P29" style:family="paragraph">
      <style:paragraph-properties fo:margin-left="0cm" fo:margin-right="0cm" fo:margin-top="0.141cm" fo:margin-bottom="0cm" fo:line-height="102%" fo:text-align="start" fo:text-indent="0cm" style:punctuation-wrap="hanging" style:line-break="strict" style:writing-mode="lr-tb"/>
    </style:style>
    <style:style style:name="P30" style:family="paragraph">
      <style:paragraph-properties fo:margin-left="0cm" fo:margin-right="0cm" fo:margin-top="0.176cm" fo:margin-bottom="0cm" fo:line-height="80%" fo:text-indent="0cm" style:punctuation-wrap="hanging" style:line-break="strict"/>
    </style:style>
    <style:style style:name="P31"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32" style:family="paragraph">
      <style:paragraph-properties fo:margin-left="0cm" fo:margin-right="0cm" fo:line-height="100%" fo:text-indent="0cm" style:punctuation-wrap="hanging" style:line-break="strict"/>
    </style:style>
    <style:style style:name="P33" style:family="paragraph">
      <style:paragraph-properties fo:margin-left="0cm" fo:margin-right="0cm" fo:line-height="100%" fo:text-align="center" fo:text-indent="0cm" style:punctuation-wrap="hanging" style:line-break="strict"/>
    </style:style>
    <style:style style:name="P34"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3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family="Verdana" style:font-family-generic="swiss" style:font-pitch="variable" fo:font-size="18pt" style:font-size-asian="18pt" style:font-size-complex="18pt"/>
    </style:style>
    <style:style style:name="T1"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2" style:family="text">
      <style:text-properties fo:color="#000000" fo:font-family="Verdana" style:font-family-generic="swiss" style:font-pitch="variable" fo:font-size="20pt" fo:language="en" fo:country="US" style:font-size-asian="20pt" style:font-size-complex="20pt"/>
    </style:style>
    <style:style style:name="T3" style:family="text">
      <style:text-properties fo:color="#000000" fo:font-family="'Times New Roman'" style:font-family-generic="roman" style:font-pitch="variable" fo:font-size="13pt" fo:language="en" fo:country="US" style:font-size-asian="13pt" style:font-size-complex="13pt"/>
    </style:style>
    <style:style style:name="T4" style:family="text">
      <style:text-properties fo:color="#000000" fo:font-family="Verdana" style:font-family-generic="swiss" style:font-pitch="variable" fo:font-size="16pt" fo:language="en" fo:country="GB" style:font-size-asian="16pt" style:font-size-complex="16pt"/>
    </style:style>
    <style:style style:name="T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6"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7" style:family="text">
      <style:text-properties fo:color="#000000" style:text-line-through-style="none" style:text-position="0% 100%" fo:font-family="Verdana" style:font-family-generic="swiss" style:font-pitch="variable" fo:font-size="14pt" fo:language="ar" fo:country="SA" fo:font-style="normal" fo:text-shadow="none" style:text-underline-style="none" fo:font-weight="normal" style:font-family-asian="Arial" style:font-pitch-asian="variable" style:font-size-asian="14pt" style:language-asian="ar" style:country-asian="SA" style:font-style-asian="normal" style:font-weight-asian="normal" style:font-family-complex="Arial" style:font-pitch-complex="variable" style:font-size-complex="14pt" style:font-style-complex="normal" style:font-weight-complex="normal" style:font-relief="none"/>
    </style:style>
    <style:style style:name="T8"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9" style:family="text">
      <style:text-properties fo:color="#000000" fo:font-family="Verdana" style:font-family-generic="swiss" style:font-pitch="variable" fo:font-size="14pt" fo:language="en" fo:country="GB" style:font-size-asian="14pt" style:font-size-complex="14pt"/>
    </style:style>
    <style:style style:name="T10" style:family="text">
      <style:text-properties fo:color="#000000" fo:font-family="Verdana" style:font-family-generic="swiss" style:font-pitch="variable" fo:font-size="28pt" fo:language="en" fo:country="GB" style:font-size-asian="28pt" style:font-size-complex="28pt"/>
    </style:style>
    <style:style style:name="T11" style:family="text">
      <style:text-properties fo:font-size="20pt" fo:language="en" fo:country="GB" style:font-size-asian="20pt" style:font-size-complex="20pt"/>
    </style:style>
    <style:style style:name="T12"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13" style:family="text">
      <style:text-properties fo:color="#000000" fo:font-family="Verdana" style:font-family-generic="swiss" style:font-pitch="variable" fo:font-size="12pt" fo:language="en" fo:country="GB" style:font-size-asian="12pt" style:font-size-complex="12pt"/>
    </style:style>
    <style:style style:name="T14"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5" style:family="text">
      <style:text-properties fo:color="#000000" fo:font-family="Verdana" style:font-family-generic="swiss" style:font-pitch="variable" fo:font-size="12pt" fo:language="en" fo:country="GB" fo:font-weight="normal" style:font-size-asian="12pt" style:font-weight-asian="normal" style:font-size-complex="12pt" style:font-weight-complex="normal"/>
    </style:style>
    <style:style style:name="T16"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17"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8"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9" style:family="text">
      <style:text-properties fo:color="#0000ff"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0" style:family="text">
      <style:text-properties fo:color="#ff0000" fo:font-family="'Courier New'" style:font-family-generic="modern"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21"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22" style:family="text">
      <style:text-properties fo:color="#000000" fo:font-family="Verdana" style:font-family-generic="swiss" style:font-pitch="variable" fo:font-size="16pt" fo:language="en" fo:country="GB" fo:font-weight="normal" style:font-size-asian="16pt" style:font-weight-asian="normal" style:font-size-complex="16pt" style:font-weight-complex="normal"/>
    </style:style>
    <style:style style:name="T23"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4"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5" style:family="text">
      <style:text-properties fo:font-size="28pt" fo:language="en" fo:country="GB" style:font-size-asian="28pt" style:font-size-complex="28pt"/>
    </style:style>
    <style:style style:name="T26" style:family="text">
      <style:text-properties fo:font-size="20pt" fo:language="en" fo:country="GB" fo:font-weight="bold" style:font-size-asian="20pt" style:font-weight-asian="bold" style:font-size-complex="20pt" style:font-weight-complex="bold"/>
    </style:style>
    <style:style style:name="T27" style:family="text">
      <style:text-properties fo:font-size="20pt" fo:language="en" fo:country="GB" fo:font-weight="normal" style:font-size-asian="20pt" style:font-weight-asian="normal" style:font-size-complex="20pt" style:font-weight-complex="normal"/>
    </style:style>
    <style:style style:name="T28"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29" style:family="text">
      <style:text-properties fo:color="#000000" fo:font-family="Verdana" style:font-family-generic="swiss" style:font-pitch="variable" fo:font-size="24pt" fo:language="en" fo:country="GB" style:font-size-asian="24pt" style:font-size-complex="24pt"/>
    </style:style>
    <style:style style:name="T30" style:family="text">
      <style:text-properties fo:color="#000000" fo:font-family="Verdana" style:font-family-generic="swiss" style:font-pitch="variable" fo:font-size="18pt" fo:language="en" fo:country="GB" style:font-size-asian="16pt" style:font-size-complex="16pt"/>
    </style:style>
    <style:style style:name="T31" style:family="text">
      <style:text-properties fo:color="#000000" fo:font-family="Verdana" style:font-family-generic="swiss" style:font-pitch="variable" fo:font-size="18pt" fo:language="en" fo:country="GB" fo:font-weight="bold" style:font-size-asian="16pt" style:font-weight-asian="bold" style:font-size-complex="16pt" style:font-weight-complex="bold"/>
    </style:style>
    <style:style style:name="T32" style:family="text">
      <style:text-properties fo:color="#000000" fo:font-family="Verdana" style:font-family-generic="swiss" style:font-pitch="variable" fo:font-size="18pt" fo:language="en" fo:country="GB" fo:font-weight="normal" style:font-size-asian="16pt" style:font-weight-asian="normal" style:font-size-complex="16pt" style:font-weight-complex="normal"/>
    </style:style>
    <style:style style:name="T33" style:family="text">
      <style:text-properties fo:color="#00ae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4"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35"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6" style:family="text">
      <style:text-properties fo:color="#000000" fo:font-size="18pt"/>
    </style:style>
    <style:style style:name="T37"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8" style:family="text">
      <style:text-properties fo:color="#00ae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9" style:family="text">
      <style:text-properties fo:color="#00ae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40"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41" style:family="text">
      <style:text-properties fo:color="#000000" fo:font-family="Verdana" style:font-family-generic="swiss" style:font-pitch="variable" fo:font-size="18pt" fo:language="en" fo:country="GB" style:font-size-asian="18pt" style:font-size-complex="18pt"/>
    </style:style>
    <style:style style:name="T42"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43" style:family="text">
      <style:text-properties fo:color="#000000" fo:font-family="Verdana" style:font-family-generic="swiss" style:font-pitch="variable" fo:font-size="18pt" fo:language="en" fo:country="GB" fo:font-weight="normal" style:font-size-asian="18pt" style:font-weight-asian="normal" style:font-size-complex="18pt" style:font-weight-complex="normal"/>
    </style:style>
    <style:style style:name="T44" style:family="text">
      <style:text-properties fo:color="#ff0000" fo:font-family="Verdana" style:font-family-generic="swiss" style:font-pitch="variable" fo:font-size="16pt" fo:language="en" fo:country="GB" fo:font-weight="bold" style:font-size-asian="16pt" style:font-weight-asian="bold" style:font-size-complex="16pt" style:font-weight-complex="bold"/>
    </style:style>
    <style:style style:name="T45" style:family="text">
      <style:text-properties fo:color="#000000" fo:font-family="Verdana" style:font-family-generic="swiss" style:font-pitch="variable" fo:font-size="18pt" fo:language="en" fo:country="GB"/>
    </style:style>
    <style:style style:name="T46" style:family="text">
      <style:text-properties fo:color="#000000" fo:font-family="'Courier New'" style:font-family-generic="modern" style:font-pitch="fixed" fo:font-size="18pt" fo:language="en" fo:country="GB" fo:font-weight="bold" style:font-weight-asian="bold" style:font-weight-complex="bold"/>
    </style:style>
    <style:style style:name="T47" style:family="text">
      <style:text-properties fo:color="#00ff00" fo:font-family="'Courier New'" style:font-family-generic="modern" style:font-pitch="fixed" fo:font-size="18pt" fo:language="en" fo:country="GB" fo:font-weight="bold" style:font-weight-asian="bold" style:font-weight-complex="bold"/>
    </style:style>
    <style:style style:name="T48" style:family="text">
      <style:text-properties fo:color="#ff0000" fo:font-family="'Courier New'" style:font-family-generic="modern" style:font-pitch="fixed" fo:font-size="18pt" fo:language="en" fo:country="GB" fo:font-weight="bold" style:font-weight-asian="bold" style:font-weight-complex="bold"/>
    </style:style>
    <style:style style:name="T49" style:family="text">
      <style:text-properties fo:color="#000000" fo:font-family="Verdana" style:font-family-generic="swiss" style:font-pitch="variable" fo:font-size="18pt" fo:language="en" fo:country="GB" fo:font-weight="bold" style:font-weight-asian="bold" style:font-weight-complex="bold"/>
    </style:style>
    <style:style style:name="T50"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51" style:family="text">
      <style:text-properties fo:color="#000000" fo:font-family="Verdana" style:font-family-generic="swiss" style:font-pitch="variable" fo:font-size="18pt" fo:language="en" fo:country="GB" fo:font-weight="bold" style:font-size-asian="18pt" style:font-weight-asian="normal" style:font-size-complex="18pt" style:font-weight-complex="normal"/>
    </style:style>
    <style:style style:name="T52" style:family="text">
      <style:text-properties fo:color="#000000" fo:font-family="Verdana" style:font-family-generic="swiss" style:font-pitch="variable" fo:font-size="20pt" fo:language="en" fo:country="GB" style:font-size-asian="20pt" style:font-size-complex="20pt"/>
    </style:style>
    <style:style style:name="T53"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54" style:family="text">
      <style:text-properties fo:color="#000000" fo:font-family="Verdana" style:font-family-generic="swiss" style:font-pitch="variable" fo:font-size="20pt" fo:language="en" fo:country="GB" fo:font-weight="normal" style:font-size-asian="20pt" style:font-weight-asian="normal" style:font-size-complex="20pt" style:font-weight-complex="normal"/>
    </style:style>
    <style:style style:name="T55" style:family="text">
      <style:text-properties fo:color="#000000" fo:font-size="20pt" fo:language="en" fo:country="GB" style:font-size-asian="20pt" style:font-size-complex="2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96cm" text:min-label-width="0.90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8cm" text:min-label-width="0.9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9">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1.01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3.784cm" svg:x="2.006cm" svg:y="12.241cm">
          <text:list text:style-name="L1">
            <text:list-header>
              <text:p text:style-name="P1"><text:span text:style-name="T1">4</text:span></text:p>
            </text:list-header>
          </text:list>
          <draw:enhanced-geometry svg:viewBox="0 0 21600 21600" draw:type="mso-spt202" draw:enhanced-path="M 0 0 L 21600 0 21600 21600 0 21600 0 0 Z N"/>
        </draw:custom-shape>
        <draw:custom-shape draw:style-name="gr2" draw:text-style-name="P4" draw:layer="layout" svg:width="21.59cm" svg:height="4.167cm" svg:x="2.006cm" svg:y="8.074cm">
          <text:list text:style-name="L1">
            <text:list-header>
              <text:p text:style-name="P3"><text:span text:style-name="T2">R programming techniques</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6" draw:text-style-name="P13" draw:layer="layout" svg:width="11.219cm" svg:height="9.192cm" svg:x="12.936cm" svg:y="8.9cm">
          <text:list text:style-name="L2">
            <text:list-item>
              <text:p text:style-name="P9"><text:span text:style-name="T4">Arithmetic with vectors</text:span></text:p>
            </text:list-item>
          </text:list>
          <text:list text:style-name="L3">
            <text:list-item>
              <text:list>
                <text:list-item>
                  <text:p text:style-name="P10"><text:span text:style-name="T5">Rank ordering</text:span></text:p>
                </text:list-item>
              </text:list>
            </text:list-item>
          </text:list>
          <text:list text:style-name="L4">
            <text:list-header>
              <text:p text:style-name="P11"><text:span text:style-name="T6">rank(x)</text:span></text:p>
            </text:list-header>
          </text:list>
          <text:list text:style-name="L3">
            <text:list-item>
              <text:list>
                <text:list-item>
                  <text:p text:style-name="P10"><text:span text:style-name="T5">Quantiles</text:span></text:p>
                </text:list-item>
              </text:list>
              <text:p text:style-name="P10"><text:span text:style-name="T6">quantile(x); boxplot(x)</text:span></text:p>
              <text:list>
                <text:list-item>
                  <text:p text:style-name="P10"><text:span text:style-name="T5">Square Root</text:span></text:p>
                </text:list-item>
              </text:list>
            </text:list-item>
          </text:list>
          <text:list text:style-name="L4">
            <text:list-header>
              <text:p text:style-name="P11"><text:span text:style-name="T6">sqrt(x)</text:span></text:p>
            </text:list-header>
          </text:list>
          <text:list text:style-name="L3">
            <text:list-item>
              <text:list>
                <text:list-item>
                  <text:p text:style-name="P10"><text:span text:style-name="T5">Standard deviation</text:span></text:p>
                </text:list-item>
              </text:list>
            </text:list-item>
          </text:list>
          <text:list text:style-name="L4">
            <text:list-header>
              <text:p text:style-name="P11"><text:span text:style-name="T6">sd(x)</text:span></text:p>
            </text:list-header>
          </text:list>
          <text:list text:style-name="L3">
            <text:list-item>
              <text:list>
                <text:list-item>
                  <text:p text:style-name="P10"><text:span text:style-name="T5">Trigonometry functions</text:span></text:p>
                </text:list-item>
              </text:list>
            </text:list-item>
          </text:list>
          <text:list text:style-name="L4">
            <text:list-header>
              <text:p text:style-name="P11"><text:span text:style-name="T6">tan(x) ; cos(x) ; sin(x)</text:span></text:p>
              <text:p text:style-name="P11"><text:span text:style-name="T6"/></text:p>
              <text:p text:style-name="P12"><text:span text:style-name="T6"/></text:p>
            </text:list-header>
          </text:list>
          <draw:enhanced-geometry svg:viewBox="0 0 21600 21600" draw:type="mso-spt202" draw:enhanced-path="M 0 0 L 21600 0 21600 21600 0 21600 0 0 Z N"/>
        </draw:custom-shape>
        <draw:custom-shape draw:style-name="gr7" draw:text-style-name="P13" draw:layer="layout" svg:width="11.214cm" svg:height="9.777cm" svg:x="0.802cm" svg:y="8.93cm">
          <text:list text:style-name="L2">
            <text:list-item>
              <text:p text:style-name="P9"><text:span text:style-name="T4">Arithmetic with vectors</text:span></text:p>
            </text:list-item>
          </text:list>
          <text:list text:style-name="L5">
            <text:list-item>
              <text:list>
                <text:list-item>
                  <text:p text:style-name="P10"><text:span text:style-name="T5">Min / Max value number in a series</text:span></text:p>
                </text:list-item>
              </text:list>
            </text:list-item>
          </text:list>
          <text:list text:style-name="L4">
            <text:list-header>
              <text:p text:style-name="P11"><text:span text:style-name="T6">min(x) ; max(x)</text:span></text:p>
            </text:list-header>
          </text:list>
          <text:list text:style-name="L5">
            <text:list-item>
              <text:list>
                <text:list-item>
                  <text:p text:style-name="P10"><text:span text:style-name="T5">Sum of values in a series</text:span></text:p>
                </text:list-item>
              </text:list>
            </text:list-item>
          </text:list>
          <text:list text:style-name="L4">
            <text:list-header>
              <text:p text:style-name="P11"><text:span text:style-name="T6">sum(x)</text:span></text:p>
            </text:list-header>
          </text:list>
          <text:list text:style-name="L5">
            <text:list-item>
              <text:list>
                <text:list-item>
                  <text:p text:style-name="P10"><text:span text:style-name="T5">Average estimates (mean / median)</text:span><text:span text:style-name="T7">‏</text:span></text:p>
                </text:list-item>
              </text:list>
            </text:list-item>
          </text:list>
          <text:list text:style-name="L4">
            <text:list-header>
              <text:p text:style-name="P11"><text:span text:style-name="T6">mean(x) ; median(x)</text:span></text:p>
            </text:list-header>
          </text:list>
          <text:list text:style-name="L5">
            <text:list-item>
              <text:list>
                <text:list-item>
                  <text:p text:style-name="P10"><text:span text:style-name="T5">Range of values in a series</text:span></text:p>
                </text:list-item>
              </text:list>
            </text:list-item>
          </text:list>
          <text:list text:style-name="L4">
            <text:list-header>
              <text:p text:style-name="P11"><text:span text:style-name="T6">range(x)</text:span></text:p>
            </text:list-header>
          </text:list>
          <text:list text:style-name="L5">
            <text:list-item>
              <text:list>
                <text:list-item>
                  <text:p text:style-name="P10"><text:span text:style-name="T5">Variance</text:span></text:p>
                </text:list-item>
              </text:list>
            </text:list-item>
          </text:list>
          <text:list text:style-name="L4">
            <text:list-header>
              <text:p text:style-name="P11"><text:span text:style-name="T6">var(x)</text:span></text:p>
              <text:p text:style-name="P11"><text:span text:style-name="T8"/></text:p>
            </text:list-header>
          </text:list>
          <text:list text:style-name="L1">
            <text:list-header>
              <text:p text:style-name="P12"><text:span text:style-name="T9"/></text:p>
            </text:list-header>
          </text:list>
          <draw:enhanced-geometry svg:viewBox="0 0 21600 21600" draw:type="mso-spt202" draw:enhanced-path="M 0 0 L 21600 0 21600 21600 0 21600 0 0 Z N"/>
        </draw:custom-shape>
        <draw:custom-shape draw:style-name="gr8" draw:text-style-name="P2" draw:layer="layout" svg:width="22.856cm" svg:height="3.175cm" svg:x="1.27cm" svg:y="0.758cm">
          <text:list text:style-name="L1">
            <text:list-header>
              <text:p text:style-name="P1"><text:span text:style-name="T10">Basic <text:s/>R 'Built-in' functions</text:span><text:span text:style-name="T10"><text:line-break/></text:span><text:span text:style-name="T10">for working with objects</text:span></text:p>
            </text:list-header>
          </text:list>
          <draw:enhanced-geometry svg:viewBox="0 0 21600 21600" draw:type="mso-spt202" draw:enhanced-path="M 0 0 L 21600 0 21600 21600 0 21600 0 0 Z N"/>
        </draw:custom-shape>
        <draw:frame presentation:style-name="pr2" draw:text-style-name="P7" draw:layer="layout" svg:width="23.734cm" svg:height="4.019cm" svg:x="0.585cm" svg:y="4.458cm" presentation:class="outline" presentation:user-transformed="true">
          <draw:text-box>
            <text:list text:style-name="L6">
              <text:list-item>
                <text:p text:style-name="P14"><text:span text:style-name="T11">R has many built-in functions for doing simple calculations on objects. Start with a random sample of 15 numbers from 1 to 100 and try the functions below.</text:span></text:p>
              </text:list-item>
            </text:list>
            <text:list text:style-name="L4">
              <text:list-header>
                <text:p text:style-name="P15"><text:span text:style-name="T12"><text:s text:c="2"/></text:span><text:span text:style-name="T12">&gt; x&lt;-sample(100,15)</text:span></text:p>
              </text:list-header>
              <text:list-item>
                <text:p text:style-name="P15"><text:span text:style-name="T12"><text:s text:c="2"/></text:span></text:p>
              </text:list-item>
            </text:list>
          </draw:text-box>
        </draw:fram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9" draw:text-style-name="P18" draw:layer="layout" svg:width="23.57cm" svg:height="12.568cm" svg:x="0.953cm" svg:y="4.282cm">
          <text:list text:style-name="L2">
            <text:list-item>
              <text:p text:style-name="P16"><text:span text:style-name="T13">We have seen before how we can get the </text:span><text:span text:style-name="T14">names</text:span><text:span text:style-name="T15"> of our variables, but for dataframes and matrices we can also get these names with </text:span><text:span text:style-name="T14">colnames</text:span><text:span text:style-name="T15">, and the names of the rows with </text:span><text:span text:style-name="T14">rownames</text:span><text:span text:style-name="T15">:</text:span></text:p>
            </text:list-item>
          </text:list>
          <text:list text:style-name="L4">
            <text:list-header>
              <text:p text:style-name="P17"><text:span text:style-name="T6">&gt; names(patients)</text:span></text:p>
            </text:list-header>
            <text:list-item>
              <text:p text:style-name="P17"><text:span text:style-name="T16">[1] "First_Name" <text:s/>"Second_Name" "Full_Name" <text:s text:c="2"/>"Sex" <text:s text:c="4"/>"Age" <text:s text:c="4"/>"Weight" <text:s text:c="5"/>"Consent"</text:span></text:p>
            </text:list-item>
            <text:list-item>
              <text:p text:style-name="P17"><text:span text:style-name="T6">&gt; colnames(patients)</text:span></text:p>
            </text:list-item>
            <text:list-item>
              <text:p text:style-name="P17"><text:span text:style-name="T16">[1] "First_Name" <text:s/>"Second_Name" "Full_Name" <text:s text:c="2"/>"Sex" <text:s text:c="4"/>"Age" <text:s text:c="4"/>"Weight" <text:s text:c="5"/>"Consent"</text:span></text:p>
            </text:list-item>
            <text:list-item>
              <text:p text:style-name="P17"><text:span text:style-name="T6">&gt; rownames(patients)</text:span></text:p>
            </text:list-item>
            <text:list-item>
              <text:p text:style-name="P17"><text:span text:style-name="T16">[1] "1" <text:s/>"2" <text:s/>"3" <text:s/>"4" <text:s/>"5" <text:s/>"6" <text:s/>"7" <text:s/>"8" <text:s/>"9" <text:s/>"10"</text:span></text:p>
            </text:list-item>
            <text:list-item>
              <text:p text:style-name="P17"><text:span text:style-name="T13"/></text:p>
            </text:list-item>
            <text:list-item>
              <text:p text:style-name="P17"><text:span text:style-name="T13">We can get the numbers of rows or columns with </text:span><text:span text:style-name="T14">nrow</text:span><text:span text:style-name="T15"> and </text:span><text:span text:style-name="T14">ncol</text:span><text:span text:style-name="T15">:</text:span></text:p>
            </text:list-item>
          </text:list>
          <text:p text:style-name="P17"><text:span text:style-name="T6">&gt; nrow(patients)</text:span></text:p>
          <text:p text:style-name="P17"><text:span text:style-name="T16">[1] 10</text:span></text:p>
          <text:p text:style-name="P17"><text:span text:style-name="T6">&gt; ncol(patients)</text:span></text:p>
          <text:p text:style-name="P17"><text:span text:style-name="T16">[1] 7</text:span></text:p>
          <text:list text:continue-numbering="true" text:style-name="L4">
            <text:list-item>
              <text:p text:style-name="P17"><text:span text:style-name="T6"/></text:p>
            </text:list-item>
          </text:list>
          <text:p text:style-name="P17"><text:span text:style-name="T15">We can also find the length of a vector or a list with </text:span><text:span text:style-name="T14">length</text:span><text:span text:style-name="T15">, although this may give confusing results for some structures, like data frames:</text:span></text:p>
          <text:p text:style-name="P17"><text:span text:style-name="T6">&gt; length(c(1,2,3,4,5))</text:span></text:p>
          <text:p text:style-name="P17"><text:span text:style-name="T16">[1] 5</text:span></text:p>
          <text:p text:style-name="P17"><text:span text:style-name="T6">&gt; length(patients)</text:span></text:p>
          <text:p text:style-name="P17"><text:span text:style-name="T16">[1] 7</text:span></text:p>
          <text:p text:style-name="P17"><text:span text:style-name="T17">&gt; length(patients$Age)</text:span></text:p>
          <text:p text:style-name="P17"><text:span text:style-name="T16">[1] 10</text:span></text:p>
          <text:p text:style-name="P17"><text:span text:style-name="T13">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8" draw:text-style-name="P2" draw:layer="layout" svg:width="22.856cm" svg:height="3.175cm" svg:x="1.27cm" svg:y="0.558cm">
          <text:list text:style-name="L1">
            <text:list-header>
              <text:p text:style-name="P1"><text:span text:style-name="T10">Basic <text:s/>R 'Built-in' functions</text:span><text:span text:style-name="T10"><text:line-break/></text:span><text:span text:style-name="T10">for working with data frames</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8" draw:text-style-name="P2" draw:layer="layout" svg:width="22.856cm" svg:height="3.175cm" svg:x="1.27cm" svg:y="0.558cm">
          <text:list text:style-name="L1">
            <text:list-header>
              <text:p text:style-name="P1"><text:span text:style-name="T10">Basic <text:s/>R 'Built-in' functions</text:span><text:span text:style-name="T10"><text:line-break/></text:span><text:span text:style-name="T10">for working with data frames</text:span></text:p>
            </text:list-header>
          </text:list>
          <draw:enhanced-geometry svg:viewBox="0 0 21600 21600" draw:type="mso-spt202" draw:enhanced-path="M 0 0 L 21600 0 21600 21600 0 21600 0 0 Z N"/>
        </draw:custom-shape>
        <draw:custom-shape draw:style-name="gr10" draw:text-style-name="P4" draw:layer="layout" svg:width="23.428cm" svg:height="12.32cm" svg:x="1.095cm" svg:y="4.633cm">
          <text:list text:style-name="L4">
            <text:list-item>
              <text:p text:style-name="P3"><text:span text:style-name="T13"><text:s/></text:span><text:span text:style-name="T13">We can add rows or columns to a data frame using </text:span><text:span text:style-name="T14">rbind</text:span><text:span text:style-name="T15"> and </text:span><text:span text:style-name="T14">cbind</text:span><text:span text:style-name="T15">:</text:span></text:p>
              <text:p text:style-name="P3"><text:span text:style-name="T18"><text:s/></text:span><text:span text:style-name="T18">&gt; newpatient&lt;-c("Kate","Lawson","Kate Lawson","Female","35","62.5","TRUE")</text:span></text:p>
            </text:list-item>
            <text:list-item>
              <text:p text:style-name="P3"><text:span text:style-name="T18"><text:s/></text:span><text:span text:style-name="T18">&gt; rbind(patients,newpatient)</text:span></text:p>
            </text:list-item>
          </text:list>
          <text:p text:style-name="P3"><text:span text:style-name="T19"><text:s text:c="3"/></text:span><text:span text:style-name="T19">First_Name Second_Name <text:s text:c="5"/>Full_Name <text:s text:c="3"/>Sex Age Weight Consent</text:span></text:p>
          <text:p text:style-name="P3"><text:span text:style-name="T19">1 <text:s text:c="7"/>Adam <text:s text:c="6"/>Jones <text:s text:c="4"/>Adam Jones <text:s text:c="2"/>Male <text:s/>50 <text:s text:c="2"/>70.8 <text:s text:c="3"/>TRUE</text:span></text:p>
          <text:p text:style-name="P3"><text:span text:style-name="T19">2 <text:s text:c="8"/>Eve <text:s text:c="5"/>Parker <text:s text:c="4"/>Eve Parker Female <text:s/>21 <text:s text:c="2"/>67.9 <text:s text:c="3"/>TRUE</text:span></text:p>
          <text:p text:style-name="P3"><text:span text:style-name="T19">3 <text:s text:c="7"/>John <text:s text:c="6"/>Evans <text:s text:c="4"/>John Evans <text:s text:c="2"/>Male <text:s/>35 <text:s text:c="2"/>75.3 <text:s text:c="2"/>FALSE</text:span></text:p>
          <text:p text:style-name="P3"><text:span text:style-name="T19">4 <text:s text:c="7"/>Mary <text:s text:c="6"/>Davis <text:s text:c="4"/>Mary Davis Female <text:s/>45 <text:s text:c="2"/>61.9 <text:s text:c="3"/>TRUE</text:span></text:p>
          <text:p text:style-name="P3"><text:span text:style-name="T19">5 <text:s text:c="6"/>Peter <text:s text:c="6"/>Baker <text:s text:c="3"/>Peter Baker <text:s text:c="2"/>Male <text:s/>28 <text:s text:c="2"/>72.4 <text:s text:c="2"/>FALSE</text:span></text:p>
          <text:p text:style-name="P3"><text:span text:style-name="T19">6 <text:s text:c="7"/>Paul <text:s text:c="4"/>Daniels <text:s text:c="2"/>Paul Daniels <text:s text:c="2"/>Male <text:s/>31 <text:s text:c="2"/>69.9 <text:s text:c="2"/>FALSE</text:span></text:p>
          <text:p text:style-name="P3"><text:span text:style-name="T19">7 <text:s text:c="5"/>Joanna <text:s text:c="4"/>Edwards Joanna Edwards Female <text:s/>42 <text:s text:c="2"/>63.5 <text:s text:c="2"/>FALSE</text:span></text:p>
          <text:p text:style-name="P3"><text:span text:style-name="T19">8 <text:s text:c="4"/>Matthew <text:s text:c="6"/>Smith <text:s/>Matthew Smith <text:s text:c="2"/>Male <text:s/>33 <text:s text:c="2"/>71.5 <text:s text:c="3"/>TRUE</text:span></text:p>
          <text:p text:style-name="P3"><text:span text:style-name="T19">9 <text:s text:c="6"/>David <text:s text:c="4"/>Roberts <text:s/>David Roberts <text:s text:c="2"/>Male <text:s/>57 <text:s text:c="2"/>73.2 <text:s text:c="2"/>FALSE</text:span></text:p>
          <text:p text:style-name="P3"><text:span text:style-name="T19">10 <text:s text:c="5"/>Sally <text:s text:c="5"/>Wilson <text:s text:c="2"/>Sally Wilson Female <text:s/>62 <text:s text:c="2"/>64.8 <text:s text:c="3"/>TRUE</text:span></text:p>
          <text:p text:style-name="P3"><text:span text:style-name="T19">11 <text:s text:c="6"/>Kate <text:s text:c="5"/>Lawson <text:s text:c="3"/>Kate Lawson Female <text:s/>35 <text:s text:c="2"/>62.5 <text:s text:c="3"/>TRUE</text:span></text:p>
          <text:p text:style-name="P3"><text:span text:style-name="T18">&gt; cbind(patients,10:1)</text:span></text:p>
          <text:list text:style-name="L7">
            <text:list-item>
              <text:p text:style-name="P3"><text:span text:style-name="T13"><text:s/></text:span><text:span text:style-name="T13">We can also remove rows and columns:</text:span></text:p>
            </text:list-item>
          </text:list>
          <text:list text:style-name="L4">
            <text:list-header>
              <text:p text:style-name="P3"><text:span text:style-name="T18">df[-1,]</text:span><text:span text:style-name="T20"> </text:span><text:span text:style-name="T16"># remove first row</text:span></text:p>
            </text:list-header>
          </text:list>
          <text:p text:style-name="P3"><text:span text:style-name="T18">df[,-1]</text:span><text:span text:style-name="T20"> </text:span><text:span text:style-name="T16"># remove first column</text:span></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8" draw:text-style-name="P2" draw:layer="layout" svg:width="22.856cm" svg:height="3.175cm" svg:x="1.27cm" svg:y="0.558cm">
          <text:list text:style-name="L1">
            <text:list-header>
              <text:p text:style-name="P1"><text:span text:style-name="T10">Basic <text:s/>R 'Built-in' functions</text:span><text:span text:style-name="T10"><text:line-break/></text:span><text:span text:style-name="T10">for working with data frames</text:span></text:p>
            </text:list-header>
          </text:list>
          <draw:enhanced-geometry svg:viewBox="0 0 21600 21600" draw:type="mso-spt202" draw:enhanced-path="M 0 0 L 21600 0 21600 21600 0 21600 0 0 Z N"/>
        </draw:custom-shape>
        <draw:frame draw:style-name="gr11" draw:text-style-name="P19" draw:layer="layout" svg:width="24.081cm" svg:height="14.651cm" svg:x="0.822cm" svg:y="3.734cm">
          <draw:text-box>
            <text:p text:style-name="P3"><text:span text:style-name="T13">Sorting a vector with </text:span><text:span text:style-name="T14">sort</text:span><text:span text:style-name="T13">:</text:span></text:p>
            <text:p text:style-name="P3"><text:span text:style-name="T18">&gt; sort(patients$Second_Name)</text:span></text:p>
            <text:p text:style-name="P3"><text:span text:style-name="T19">[1] "Baker" <text:s text:c="2"/>"Daniels" "Davis" <text:s text:c="2"/>"Edwards" "Evans" <text:s text:c="2"/>"Jones" <text:s text:c="2"/>"Parker" <text:s/>"Roberts" "Smith" <text:s text:c="2"/>"Wilson"</text:span></text:p>
            <text:p text:style-name="P3"><text:span text:style-name="T13"><text:s/></text:span><text:span text:style-name="T13">Sorting a data frame by one variable with </text:span><text:span text:style-name="T14">order</text:span><text:span text:style-name="T13">:</text:span></text:p>
            <text:p text:style-name="P3"><text:span text:style-name="T18">&gt; order(patients$Second_Name)</text:span></text:p>
            <text:p text:style-name="P3"><text:span text:style-name="T19">[1] <text:s/>5 <text:s/>6 <text:s/>4 <text:s/>7 <text:s/>3 <text:s/>1 <text:s/>2 <text:s/>9 <text:s/>8 10</text:span></text:p>
            <text:p text:style-name="P3"><text:span text:style-name="T18">&gt; patients[order(patients$Second_Name),]</text:span></text:p>
            <text:p text:style-name="P3"><text:span text:style-name="T19"><text:s text:c="3"/></text:span><text:span text:style-name="T19">First_Name Second_Name <text:s text:c="5"/>Full_Name <text:s text:c="3"/>Sex Age Weight Consent</text:span></text:p>
            <text:p text:style-name="P3"><text:span text:style-name="T19">5 <text:s text:c="6"/>Peter <text:s text:c="6"/>Baker <text:s text:c="3"/>Peter Baker <text:s text:c="2"/>Male <text:s/>28 <text:s text:c="2"/>72.4 <text:s text:c="2"/>FALSE</text:span></text:p>
            <text:p text:style-name="P3"><text:span text:style-name="T19">6 <text:s text:c="7"/>Paul <text:s text:c="4"/>Daniels <text:s text:c="2"/>Paul Daniels <text:s text:c="2"/>Male <text:s/>31 <text:s text:c="2"/>69.9 <text:s text:c="2"/>FALSE</text:span></text:p>
            <text:p text:style-name="P3"><text:span text:style-name="T19">4 <text:s text:c="7"/>Mary <text:s text:c="6"/>Davis <text:s text:c="4"/>Mary Davis Female <text:s/>45 <text:s text:c="2"/>61.9 <text:s text:c="3"/>TRUE</text:span></text:p>
            <text:p text:style-name="P3"><text:span text:style-name="T19">7 <text:s text:c="5"/>Joanna <text:s text:c="4"/>Edwards Joanna Edwards Female <text:s/>42 <text:s text:c="2"/>63.5 <text:s text:c="2"/>FALSE</text:span></text:p>
            <text:p text:style-name="P3"><text:span text:style-name="T19">3 <text:s text:c="7"/>John <text:s text:c="6"/>Evans <text:s text:c="4"/>John Evans <text:s text:c="2"/>Male <text:s/>35 <text:s text:c="2"/>75.3 <text:s text:c="2"/>FALSE</text:span></text:p>
            <text:p text:style-name="P3"><text:span text:style-name="T19">1 <text:s text:c="7"/>Adam <text:s text:c="6"/>Jones <text:s text:c="4"/>Adam Jones <text:s text:c="2"/>Male <text:s/>50 <text:s text:c="2"/>70.8 <text:s text:c="3"/>TRUE</text:span></text:p>
            <text:p text:style-name="P3"><text:span text:style-name="T19">2 <text:s text:c="8"/>Eve <text:s text:c="5"/>Parker <text:s text:c="4"/>Eve Parker Female <text:s/>21 <text:s text:c="2"/>67.9 <text:s text:c="3"/>TRUE</text:span></text:p>
            <text:p text:style-name="P3"><text:span text:style-name="T19">9 <text:s text:c="6"/>David <text:s text:c="4"/>Roberts <text:s/>David Roberts <text:s text:c="2"/>Male <text:s/>57 <text:s text:c="2"/>73.2 <text:s text:c="2"/>FALSE</text:span></text:p>
            <text:p text:style-name="P3"><text:span text:style-name="T19">8 <text:s text:c="4"/>Matthew <text:s text:c="6"/>Smith <text:s/>Matthew Smith <text:s text:c="2"/>Male <text:s/>33 <text:s text:c="2"/>71.5 <text:s text:c="3"/>TRUE</text:span></text:p>
            <text:p text:style-name="P3"><text:span text:style-name="T19">10 <text:s text:c="5"/>Sally <text:s text:c="5"/>Wilson <text:s text:c="2"/>Sally Wilson Female <text:s/>62 <text:s text:c="2"/>64.8 <text:s text:c="3"/>TRUE</text:span></text:p>
            <text:p text:style-name="P3"><text:span text:style-name="T19"/></text:p>
          </draw:text-box>
        </draw:fram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6" draw:style-name="dp1" draw:master-page-name="Default" presentation:use-date-time-name="dtd1">
        <draw:custom-shape draw:style-name="gr8" draw:text-style-name="P2" draw:layer="layout" svg:width="22.856cm" svg:height="3.175cm" svg:x="1.27cm" svg:y="0.558cm">
          <text:list text:style-name="L1">
            <text:list-header>
              <text:p text:style-name="P1"><text:span text:style-name="T10">The R workspace</text:span></text:p>
            </text:list-header>
          </text:list>
          <draw:enhanced-geometry svg:viewBox="0 0 21600 21600" draw:type="mso-spt202" draw:enhanced-path="M 0 0 L 21600 0 21600 21600 0 21600 0 0 Z N"/>
        </draw:custom-shape>
        <draw:custom-shape draw:style-name="gr12" draw:text-style-name="P20" draw:layer="layout" svg:width="23.37cm" svg:height="12.144cm" svg:x="0.97cm" svg:y="3.858cm">
          <text:list text:style-name="L7">
            <text:list-item>
              <text:p text:style-name="P3"><text:span text:style-name="T4"><text:s/></text:span><text:span text:style-name="T4">The objects we have been making are created in the R workspace.</text:span></text:p>
            </text:list-item>
            <text:list-item>
              <text:p text:style-name="P3"><text:span text:style-name="T4"><text:s/></text:span><text:span text:style-name="T4">When we load a package, we are loading that package's functions and data sets into our workspace.</text:span></text:p>
            </text:list-item>
            <text:list-item>
              <text:p text:style-name="P3"><text:span text:style-name="T4"><text:s/></text:span><text:span text:style-name="T4">You can see what is in your workspace with </text:span><text:span text:style-name="T21">ls</text:span><text:span text:style-name="T22">:</text:span></text:p>
            </text:list-item>
          </text:list>
          <text:p text:style-name="P3"><text:span text:style-name="T23">&gt; ls()</text:span></text:p>
          <text:list text:continue-numbering="true" text:style-name="L7">
            <text:list-item>
              <text:p text:style-name="P3"><text:span text:style-name="T22"><text:s/></text:span><text:span text:style-name="T22">You can attach data frames to your workspace and then refer to the variables directly:</text:span></text:p>
            </text:list-item>
          </text:list>
          <text:p text:style-name="P3"><text:span text:style-name="T23">&gt; attach(patients)</text:span></text:p>
          <text:p text:style-name="P3"><text:span text:style-name="T23">&gt; Full_Name</text:span></text:p>
          <text:list text:continue-numbering="true" text:style-name="L7">
            <text:list-item>
              <text:p text:style-name="P3"><text:span text:style-name="T22"><text:s/></text:span><text:span text:style-name="T22">You can remove objects from the workspace with </text:span><text:span text:style-name="T21">rm</text:span><text:span text:style-name="T22">:</text:span></text:p>
            </text:list-item>
          </text:list>
          <text:p text:style-name="P3"><text:span text:style-name="T23">&gt; x&lt;-1:5</text:span></text:p>
          <text:p text:style-name="P3"><text:span text:style-name="T24">[1] 1 2 3 4 5</text:span></text:p>
          <text:p text:style-name="P3"><text:span text:style-name="T23">&gt; rm(x)</text:span></text:p>
          <text:p text:style-name="P3"><text:span text:style-name="T23">&gt; x</text:span></text:p>
          <text:p text:style-name="P3"><text:span text:style-name="T24">Error: object 'x' not found</text:span></text:p>
          <text:list text:continue-numbering="true" text:style-name="L7">
            <text:list-item>
              <text:p text:style-name="P3"><text:span text:style-name="T22"><text:s/></text:span><text:span text:style-name="T22">You can remove everything by giving </text:span><text:span text:style-name="T21">rm</text:span><text:span text:style-name="T22"> a list of all the objects returned by </text:span><text:span text:style-name="T21">ls</text:span><text:span text:style-name="T22">:</text:span></text:p>
            </text:list-item>
          </text:list>
          <text:list text:style-name="L4">
            <text:list-header>
              <text:p text:style-name="P3"><text:span text:style-name="T23">&gt; rm(list=ls())</text:span></text:p>
            </text:list-header>
            <text:list-item>
              <text:p text:style-name="P3"><text:span text:style-name="T23"/></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presentation:use-date-time-name="dtd1">
        <draw:frame presentation:style-name="pr3" draw:text-style-name="P7" draw:layer="layout" svg:width="22.803cm" svg:height="3.136cm" svg:x="1.269cm" svg:y="0.753cm" presentation:class="title" presentation:user-transformed="true">
          <draw:text-box>
            <text:list text:style-name="L1">
              <text:list-header>
                <text:p text:style-name="P21"><text:span text:style-name="T25">Introducing loops</text:span></text:p>
              </text:list-header>
            </text:list>
          </draw:text-box>
        </draw:frame>
        <draw:frame presentation:style-name="pr2" draw:text-style-name="P7" draw:layer="layout" svg:width="23.734cm" svg:height="14.162cm" svg:x="0.585cm" svg:y="4.457cm" presentation:class="outline" presentation:user-transformed="true">
          <draw:text-box>
            <text:list text:style-name="L6">
              <text:list-item>
                <text:p text:style-name="P14"><text:span text:style-name="T11">Many programming languages have ways of doing the same thing many times, perhaps changing some variable each time. This is called </text:span><text:span text:style-name="T26">looping</text:span><text:span text:style-name="T27">.</text:span></text:p>
              </text:list-item>
              <text:list-item>
                <text:p text:style-name="P14"><text:span text:style-name="T27">Loops are not used in R so often, because we can usually achieve the same thing using vector calculations.</text:span></text:p>
              </text:list-item>
              <text:list-item>
                <text:p text:style-name="P14"><text:span text:style-name="T27">For example, to add two vectors together, we do not need to add each pair of elements one by one, we can just add the vectors.</text:span></text:p>
              </text:list-item>
              <text:list-item>
                <text:p text:style-name="P14"><text:span text:style-name="T11">But there are some situations where R functions can not take vectors as input. For example, </text:span><text:span text:style-name="T26">read.csv</text:span><text:span text:style-name="T27"> will only load one file at a time.</text:span></text:p>
              </text:list-item>
              <text:list-item>
                <text:p text:style-name="P14"><text:span text:style-name="T11">What if we had ten files to load in, all ending in the same extension (like </text:span><text:span text:style-name="T28">.csv</text:span><text:span text:style-name="T11">)?</text:span></text:p>
              </text:list-item>
            </text:list>
          </draw:text-box>
        </draw:frame>
        <presentation:notes draw:style-name="dp2">
          <draw:page-thumbnail draw:style-name="gr13" draw:layer="layout" svg:width="14.151cm" svg:height="10.598cm" svg:x="2.755cm" svg:y="2.124cm" draw:page-number="7" presentation:class="page"/>
          <draw:frame presentation:style-name="pr1" draw:text-style-name="P8" draw:layer="layout" svg:width="14.393cm" svg:height="12.732cm" svg:x="2.632cm" svg:y="13.503cm" presentation:class="notes" presentation:placeholder="true">
            <draw:text-box/>
          </draw:frame>
        </presentation:notes>
      </draw:page>
      <draw:page draw:name="page8" draw:style-name="dp1" draw:master-page-name="Default" presentation:presentation-page-layout-name="AL2T1" presentation:use-date-time-name="dtd1">
        <draw:frame presentation:style-name="pr3" draw:text-style-name="P7" draw:layer="layout" svg:width="22.803cm" svg:height="3.136cm" svg:x="1.269cm" svg:y="0.753cm" presentation:class="title" presentation:user-transformed="true">
          <draw:text-box>
            <text:list text:style-name="L1">
              <text:list-header>
                <text:p text:style-name="P21"><text:span text:style-name="T25">Introducing loops</text:span></text:p>
              </text:list-header>
            </text:list>
          </draw:text-box>
        </draw:frame>
        <draw:frame presentation:style-name="pr2" draw:text-style-name="P7" draw:layer="layout" svg:width="23.734cm" svg:height="12.515cm" svg:x="0.585cm" svg:y="4.457cm" presentation:class="outline" presentation:user-transformed="true">
          <draw:text-box>
            <text:list text:style-name="L6">
              <text:list-item>
                <text:p text:style-name="P14"><text:span text:style-name="T11">We could do this:</text:span></text:p>
              </text:list-item>
            </text:list>
            <text:list text:style-name="L4">
              <text:list-header>
                <text:p text:style-name="P15"><text:span text:style-name="T12"><text:s text:c="2"/></text:span><text:span text:style-name="T12">&gt; colony&lt;-data.frame() <text:s text:c="3"/># Start with empty data frame</text:span></text:p>
              </text:list-header>
              <text:list-item>
                <text:p text:style-name="P15"><text:span text:style-name="T12"/></text:p>
              </text:list-item>
              <text:list-item>
                <text:p text:style-name="P15"><text:span text:style-name="T12"><text:s text:c="2"/></text:span><text:span text:style-name="T12">&gt; colony1&lt;-read.csv("11_CFA_Run1Counts.csv")</text:span></text:p>
              </text:list-item>
            </text:list>
            <text:p text:style-name="P15"><text:span text:style-name="T12"><text:s text:c="2"/></text:span><text:span text:style-name="T12">&gt; colony2&lt;-read.csv("11_CFA_Run2Counts.csv")</text:span></text:p>
            <text:p text:style-name="P15"><text:span text:style-name="T12"><text:s text:c="2"/></text:span><text:span text:style-name="T12">&gt; colony3&lt;-read.csv("11_CFA_Run3Counts.csv")</text:span></text:p>
            <text:p text:style-name="P15"><text:span text:style-name="T12"><text:s text:c="2"/></text:span><text:span text:style-name="T12">...</text:span></text:p>
            <text:p text:style-name="P15"><text:span text:style-name="T12"><text:s text:c="2"/></text:span><text:span text:style-name="T12">&gt; colony10&lt;-read.csv("11_CFA_Run10Counts.csv")</text:span></text:p>
            <text:p text:style-name="P15"><text:span text:style-name="T12"/></text:p>
            <text:p text:style-name="P15"><text:span text:style-name="T12"><text:s text:c="2"/></text:span><text:span text:style-name="T12">&gt; colony&lt;-rbind(colony1,colony2,colony3,...,colony10)</text:span></text:p>
            <text:list text:style-name="L8">
              <text:list-header>
                <text:p text:style-name="P22"><text:span text:style-name="T11">But this will be boring to type, difficult to change, and prone to error.</text:span></text:p>
              </text:list-header>
              <text:list-item>
                <text:p text:style-name="P22"><text:span text:style-name="T11">As we are doing the same thing 10 times, but with a different file name each time, we can use a </text:span><text:span text:style-name="T26">loop</text:span><text:span text:style-name="T11"> instead.</text:span></text:p>
              </text:list-item>
            </text:list>
            <text:list text:style-name="L4">
              <text:list-header>
                <text:p text:style-name="P15"><text:span text:style-name="T12"/></text:p>
              </text:list-header>
            </text:list>
          </draw:text-box>
        </draw:frame>
        <presentation:notes draw:style-name="dp2">
          <draw:page-thumbnail draw:style-name="gr13" draw:layer="layout" svg:width="14.151cm" svg:height="10.598cm" svg:x="2.755cm" svg:y="2.124cm" draw:page-number="8" presentation:class="page"/>
          <draw:frame presentation:style-name="pr1" draw:text-style-name="P8" draw:layer="layout" svg:width="14.393cm" svg:height="12.732cm" svg:x="2.632cm" svg:y="13.503cm" presentation:class="notes" presentation:placeholder="true">
            <draw:text-box/>
          </draw:frame>
        </presentation:notes>
      </draw:page>
      <draw:page draw:name="page9" draw:style-name="dp1" draw:master-page-name="Default" presentation:use-date-time-name="dtd1">
        <draw:custom-shape draw:style-name="gr8" draw:text-style-name="P2" draw:layer="layout" svg:width="22.856cm" svg:height="3.175cm" svg:x="1.27cm" svg:y="0.758cm">
          <text:list text:style-name="L1">
            <text:list-header>
              <text:p text:style-name="P1"><text:span text:style-name="T10">LOOPS</text:span><text:span text:style-name="T10"><text:line-break/></text:span><text:span text:style-name="T29">Commands &amp; flow control</text:span></text:p>
            </text:list-header>
          </text:list>
          <draw:enhanced-geometry svg:viewBox="0 0 21600 21600" draw:type="mso-spt202" draw:enhanced-path="M 0 0 L 21600 0 21600 21600 0 21600 0 0 Z N"/>
        </draw:custom-shape>
        <draw:custom-shape draw:style-name="gr14" draw:text-style-name="P4" draw:layer="layout" svg:width="22.732cm" svg:height="6.5cm" svg:x="1.27cm" svg:y="4.498cm">
          <text:list text:style-name="L9">
            <text:list-item>
              <text:p text:style-name="P3"><text:span text:style-name="T30">R has two basic types of loop:</text:span></text:p>
            </text:list-item>
          </text:list>
          <text:p text:style-name="P3"><text:span text:style-name="T31"><text:tab/></text:span><text:span text:style-name="T31">for</text:span><text:span text:style-name="T32"> loop: run some code on every value in a vector</text:span></text:p>
          <text:p text:style-name="P3"><text:span text:style-name="T31"><text:tab/></text:span><text:span text:style-name="T31">while</text:span><text:span text:style-name="T32"> loop: run some code while some condition is true</text:span></text:p>
          <text:list text:continue-numbering="true" text:style-name="L9">
            <text:list-item>
              <text:p text:style-name="P3"><text:span text:style-name="T30">Here are two simple examples of these loops:</text:span></text:p>
            </text:list-item>
          </text:list>
          <text:list text:style-name="L4">
            <text:list-item>
              <text:p text:style-name="P23"><text:span text:style-name="T23">for (</text:span><text:span text:style-name="T33">f</text:span><text:span text:style-name="T23"> in </text:span><text:span text:style-name="T33">1:10</text:span><text:span text:style-name="T23">) { </text:span></text:p>
              <text:p text:style-name="P23"><text:span text:style-name="T23"><text:s text:c="2"/></text:span><text:span text:style-name="T33"><text:s/></text:span><text:span text:style-name="T33">print(f) </text:span></text:p>
            </text:list-item>
          </text:list>
          <text:list text:style-name="L10">
            <text:list-header>
              <text:p text:style-name="P23"><text:span text:style-name="T23">}</text:span></text:p>
            </text:list-header>
          </text:list>
          <text:list text:style-name="L9">
            <text:list-header>
              <text:p text:style-name="P24"><text:span text:style-name="T34"/></text:p>
            </text:list-header>
          </text:list>
          <text:list text:style-name="L4">
            <text:list-header>
              <text:p text:style-name="P23"><text:span text:style-name="T33">f &lt;- 1</text:span><text:span text:style-name="T23"> </text:span></text:p>
            </text:list-header>
            <text:list-item>
              <text:p text:style-name="P23"><text:span text:style-name="T23">while ( </text:span><text:span text:style-name="T33">f &lt;= 10</text:span><text:span text:style-name="T23"> ) {</text:span></text:p>
              <text:p text:style-name="P23"><text:span text:style-name="T23"><text:s text:c="2"/></text:span><text:span text:style-name="T33"><text:s/></text:span><text:span text:style-name="T33">print(f)</text:span></text:p>
            </text:list-item>
            <text:list-item>
              <text:p text:style-name="P23"><text:span text:style-name="T33"><text:s text:c="3"/></text:span><text:span text:style-name="T33">f &lt;- f + 1</text:span></text:p>
            </text:list-item>
          </text:list>
          <text:list text:style-name="L10">
            <text:list-header>
              <text:p text:style-name="P23"><text:span text:style-name="T23">}</text:span></text:p>
            </text:list-header>
          </text:list>
          <text:list text:style-name="L9">
            <text:list-header>
              <text:p text:style-name="P24"><text:span text:style-name="T35"/></text:p>
            </text:list-header>
          </text:list>
          <text:list text:style-name="L10">
            <text:list-header>
              <text:p text:style-name="P25"><text:span text:style-name="T35"/></text:p>
            </text:list-header>
          </text:list>
          <draw:enhanced-geometry svg:viewBox="0 0 21600 21600" draw:type="mso-spt202" draw:enhanced-path="M 0 0 L 21600 0 21600 21600 0 21600 0 0 Z N"/>
        </draw:custom-shape>
        <draw:custom-shape draw:style-name="gr15" draw:text-style-name="P27" draw:layer="layout" svg:width="6.951cm" svg:height="1.877cm" svg:x="10.093cm" svg:y="11.894cm">
          <text:p text:style-name="P26"><text:span text:style-name="T36">when this condition is </text:span></text:p>
          <text:p text:style-name="P26"><text:span text:style-name="T3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0.094cm" svg:y1="12.801cm" svg:x2="8.08cm" svg:y2="12.84cm">
          <text:p/>
        </draw:lin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0" draw:style-name="dp1" draw:master-page-name="Default" presentation:use-date-time-name="dtd1">
        <draw:custom-shape draw:style-name="gr8" draw:text-style-name="P2" draw:layer="layout" svg:width="22.856cm" svg:height="3.175cm" svg:x="1.27cm" svg:y="0.758cm">
          <text:list text:style-name="L1">
            <text:list-header>
              <text:p text:style-name="P1"><text:span text:style-name="T10">LOOPS</text:span><text:span text:style-name="T10"><text:line-break/></text:span><text:span text:style-name="T29">Commands &amp; flow control</text:span></text:p>
            </text:list-header>
          </text:list>
          <draw:enhanced-geometry svg:viewBox="0 0 21600 21600" draw:type="mso-spt202" draw:enhanced-path="M 0 0 L 21600 0 21600 21600 0 21600 0 0 Z N"/>
        </draw:custom-shape>
        <draw:custom-shape draw:style-name="gr17" draw:text-style-name="P4" draw:layer="layout" svg:width="22.732cm" svg:height="6.5cm" svg:x="1.27cm" svg:y="4.498cm">
          <text:list text:style-name="L9">
            <text:list-item>
              <text:p text:style-name="P3"><text:span text:style-name="T4">Here's how we might use a </text:span><text:span text:style-name="T21">for</text:span><text:span text:style-name="T22"> loop to load in our CSV files.</text:span></text:p>
            </text:list-item>
            <text:list-item>
              <text:p text:style-name="P3"><text:span text:style-name="T22">We can look up files containing a particular substring in their name using the </text:span><text:span text:style-name="T21">dir</text:span><text:span text:style-name="T22"> function:</text:span></text:p>
            </text:list-item>
          </text:list>
          <text:p text:style-name="P23"><text:span text:style-name="T23">dir(pattern="Counts.csv")</text:span></text:p>
          <text:p text:style-name="P11"><text:span text:style-name="T24">[1] "11_CFA_Run1Counts.csv" "11_CFA_Run2Counts.csv" "11_CFA_Run3Counts.csv"</text:span></text:p>
          <text:list text:continue-numbering="true" text:style-name="L9">
            <text:list-item>
              <text:p text:style-name="P3"><text:span text:style-name="T4">So we can load all the files using a </text:span><text:span text:style-name="T21">for</text:span><text:span text:style-name="T4"> loop as follows:</text:span></text:p>
            </text:list-item>
          </text:list>
          <text:p text:style-name="P23"><text:span text:style-name="T23">colony&lt;-data.frame()</text:span></text:p>
          <text:p text:style-name="P23"><text:span text:style-name="T23">countfiles&lt;-dir(pattern=”Counts.csv”)</text:span></text:p>
          <text:p text:style-name="P23"><text:span text:style-name="T23">for (</text:span><text:span text:style-name="T33">file</text:span><text:span text:style-name="T23"> in </text:span><text:span text:style-name="T33">countfiles</text:span><text:span text:style-name="T23">) {</text:span></text:p>
          <text:p text:style-name="P23"><text:span text:style-name="T23"><text:s text:c="2"/></text:span><text:span text:style-name="T33"><text:s/></text:span><text:span text:style-name="T23">t&lt;-read.csv(file)</text:span></text:p>
          <text:p text:style-name="P23"><text:span text:style-name="T23"><text:s text:c="3"/></text:span><text:span text:style-name="T23">colony&lt;-rbind(colony,t)</text:span></text:p>
          <text:p text:style-name="P23"><text:span text:style-name="T23">}</text:span></text:p>
          <text:list text:continue-numbering="true" text:style-name="L9">
            <text:list-item>
              <text:p text:style-name="P3"><text:span text:style-name="T4">Here, we use a temporary variable </text:span><text:span text:style-name="T21">t</text:span><text:span text:style-name="T22"> to store the data in each file, and then add that data to the main </text:span><text:span text:style-name="T21">colony</text:span><text:span text:style-name="T22"> data frame.</text:span></text:p>
            </text:list-item>
          </text:list>
          <text:list text:style-name="L4">
            <text:list-header>
              <text:p text:style-name="P23"><text:span text:style-name="T23"/></text:p>
            </text:list-header>
          </text:list>
          <text:list text:style-name="L9">
            <text:list-header>
              <text:p text:style-name="P24"><text:span text:style-name="T23"/></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1" draw:style-name="dp1" draw:master-page-name="Default" presentation:use-date-time-name="dtd1">
        <draw:custom-shape draw:style-name="gr18" draw:text-style-name="P4" draw:layer="layout" svg:width="22.856cm" svg:height="12.568cm" svg:x="1.27cm" svg:y="4.458cm">
          <text:list text:style-name="L9">
            <text:list-item>
              <text:p text:style-name="P3"><text:span text:style-name="T4">Use an </text:span><text:span text:style-name="T21">if</text:span><text:span text:style-name="T22"> statement for any kind of condition testing.</text:span></text:p>
            </text:list-item>
            <text:list-item>
              <text:p text:style-name="P24"><text:span text:style-name="T4">Different outcomes can be selected based on a condition within brackets.</text:span></text:p>
            </text:list-item>
          </text:list>
          <text:list text:style-name="L4">
            <text:list-header>
              <text:p text:style-name="P23"><text:span text:style-name="T37">if (</text:span><text:span text:style-name="T38">condition</text:span><text:span text:style-name="T37">) {</text:span></text:p>
              <text:p text:style-name="P23"><text:span text:style-name="T38">… </text:span><text:span text:style-name="T38">do this …</text:span></text:p>
              <text:p text:style-name="P23"><text:span text:style-name="T37">} else {</text:span></text:p>
              <text:p text:style-name="P23"><text:span text:style-name="T38">… </text:span><text:span text:style-name="T38">do something else …</text:span></text:p>
              <text:p text:style-name="P23"><text:span text:style-name="T37">}</text:span></text:p>
            </text:list-header>
          </text:list>
          <text:list text:style-name="L11">
            <text:list-item>
              <text:list>
                <text:list-item>
                  <text:p text:style-name="P28"><text:span text:style-name="T39">condition</text:span><text:span text:style-name="T34"> is any logical value, and can contain multiple conditions</text:span></text:p>
                </text:list-item>
              </text:list>
            </text:list-item>
          </text:list>
          <text:list text:style-name="L12">
            <text:list-item>
              <text:list>
                <text:list-item>
                  <text:list>
                    <text:list-item>
                      <text:p text:style-name="P29"><text:span text:style-name="T5">e.g. </text:span><text:span text:style-name="T40">(a==2 &amp; b &lt;5), </text:span><text:span text:style-name="T5">this is a compound conditional argument</text:span></text:p>
                    </text:list-item>
                  </text:list>
                </text:list-item>
              </text:list>
            </text:list-item>
          </text:list>
          <text:list text:style-name="L9">
            <text:list-header>
              <text:p text:style-name="P24"><text:span text:style-name="T37"/></text:p>
            </text:list-header>
          </text:list>
          <draw:enhanced-geometry svg:viewBox="0 0 21600 21600" draw:type="mso-spt202" draw:enhanced-path="M 0 0 L 21600 0 21600 21600 0 21600 0 0 Z N"/>
        </draw:custom-shape>
        <draw:custom-shape draw:style-name="gr8" draw:text-style-name="P2" draw:layer="layout" svg:width="22.856cm" svg:height="3.175cm" svg:x="1.27cm" svg:y="0.758cm">
          <text:list text:style-name="L1">
            <text:list-header>
              <text:p text:style-name="P1"><text:span text:style-name="T10">Conditional branching</text:span><text:span text:style-name="T10"><text:line-break/></text:span><text:span text:style-name="T29">Commands &amp; flow control</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2" draw:style-name="dp1" draw:master-page-name="Default" presentation:use-date-time-name="dtd1">
        <draw:custom-shape draw:style-name="gr19" draw:text-style-name="P31" draw:layer="layout" svg:width="22.86cm" svg:height="12.572cm" svg:x="1.27cm" svg:y="4.504cm">
          <text:list text:style-name="L4">
            <text:list-item>
              <text:p text:style-name="P30"><text:span text:style-name="T41">For example, if we were writing a script to load an unknown set of files, using the </text:span><text:span text:style-name="T42">for</text:span><text:span text:style-name="T43"> loop we wrote before,</text:span><text:span text:style-name="T41"> we might want to warn the user if we can't find any files with the pattern we are searching for.</text:span></text:p>
            </text:list-item>
            <text:list-item>
              <text:p text:style-name="P30"><text:span text:style-name="T41">Here's how we can use an </text:span><text:span text:style-name="T42">if</text:span><text:span text:style-name="T43"> statement to test for this:</text:span></text:p>
              <text:p text:style-name="P30"><text:span text:style-name="T44"/></text:p>
            </text:list-item>
          </text:list>
          <text:p text:style-name="P23"><text:span text:style-name="T23">colony&lt;-data.frame()</text:span></text:p>
          <text:p text:style-name="P23"><text:span text:style-name="T23">countfiles&lt;-dir(pattern="Counts.csv")</text:span></text:p>
          <text:p text:style-name="P23"><text:span text:style-name="T23"/></text:p>
          <text:p text:style-name="P23"><text:span text:style-name="T23">if (length(countfiles) == 0) {</text:span></text:p>
          <text:p text:style-name="P23"><text:span text:style-name="T23"><text:s text:c="4"/></text:span><text:span text:style-name="T23">stop("No Counts.csv files found!")</text:span></text:p>
          <text:p text:style-name="P23"><text:span text:style-name="T23">} else {</text:span></text:p>
          <text:p text:style-name="P23"><text:span text:style-name="T23"><text:s text:c="4"/></text:span><text:span text:style-name="T23">for (</text:span><text:span text:style-name="T33">file</text:span><text:span text:style-name="T23"> in </text:span><text:span text:style-name="T33">countfiles</text:span><text:span text:style-name="T23">) {</text:span></text:p>
          <text:p text:style-name="P23"><text:span text:style-name="T23"><text:s text:c="2"/></text:span><text:span text:style-name="T33"><text:s text:c="6"/></text:span><text:span text:style-name="T23">t&lt;-read.csv(file)</text:span></text:p>
          <text:p text:style-name="P23"><text:span text:style-name="T23"><text:s text:c="8"/></text:span><text:span text:style-name="T23">colony&lt;-rbind(colony,t)</text:span></text:p>
          <text:p text:style-name="P23"><text:span text:style-name="T23"><text:s text:c="4"/></text:span><text:span text:style-name="T23">}</text:span></text:p>
          <text:p text:style-name="P3"><text:span text:style-name="T23">}</text:span></text:p>
          <text:p text:style-name="P30"><text:span text:style-name="T43">The </text:span><text:span text:style-name="T42">stop</text:span><text:span text:style-name="T43"> function outputs the error message and quits.</text:span></text:p>
          <draw:enhanced-geometry svg:viewBox="0 0 21600 21600" draw:type="rectangle" draw:enhanced-path="M 0 0 L 21600 0 21600 21600 0 21600 0 0 Z N"/>
        </draw:custom-shape>
        <draw:custom-shape draw:style-name="gr8" draw:text-style-name="P2" draw:layer="layout" svg:width="22.856cm" svg:height="3.175cm" svg:x="1.27cm" svg:y="0.758cm">
          <text:list text:style-name="L1">
            <text:list-header>
              <text:p text:style-name="P1"><text:span text:style-name="T10">Conditional branching</text:span><text:span text:style-name="T10"><text:line-break/></text:span><text:span text:style-name="T29">Commands &amp; flow control</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3" draw:style-name="dp1" draw:master-page-name="Default" presentation:use-date-time-name="dtd1">
        <draw:custom-shape draw:style-name="gr20" draw:text-style-name="P2" draw:layer="layout" svg:width="22.842cm" svg:height="3.197cm" svg:x="1.27cm" svg:y="0.741cm">
          <text:list text:style-name="L1">
            <text:list-header>
              <text:p text:style-name="P1"><text:span text:style-name="T10">Code formatting avoids bugs!</text:span></text:p>
            </text:list-header>
          </text:list>
          <draw:enhanced-geometry svg:viewBox="0 0 21600 21600" draw:type="mso-spt202" draw:enhanced-path="M 0 0 L 21600 0 21600 21600 0 21600 0 0 Z N"/>
        </draw:custom-shape>
        <draw:custom-shape draw:style-name="gr21" draw:text-style-name="P4" draw:layer="layout" svg:width="22.229cm" svg:height="1.544cm" svg:x="1.27cm" svg:y="4.458cm">
          <text:list text:style-name="L13">
            <text:list-item>
              <text:p text:style-name="P3"><text:span text:style-name="T45">Code formatting is crucial for readability of loops</text:span></text:p>
            </text:list-item>
          </text:list>
          <draw:enhanced-geometry svg:viewBox="0 0 21600 21600" draw:type="mso-spt202" draw:enhanced-path="M 0 0 L 21600 0 21600 21600 0 21600 0 0 Z N"/>
        </draw:custom-shape>
        <draw:custom-shape draw:style-name="gr22" draw:text-style-name="P34" draw:layer="layout" svg:width="10.001cm" svg:height="4.824cm" svg:x="13cm" svg:y="6.438cm">
          <text:list text:style-name="L1">
            <text:list-header>
              <text:p text:style-name="P32"><text:span text:style-name="T46"><text:s/></text:span><text:span text:style-name="T46">f &lt;- 26</text:span></text:p>
              <text:p text:style-name="P32"><text:span text:style-name="T46"><text:s/></text:span><text:span text:style-name="T46">while( f != 0 ){</text:span></text:p>
              <text:p text:style-name="P32"><text:span text:style-name="T46"><text:s text:c="4"/></text:span><text:span text:style-name="T46">print(letters[f])</text:span></text:p>
              <text:p text:style-name="P32"><text:span text:style-name="T46"><text:s text:c="4"/></text:span><text:span text:style-name="T46">f &lt;- f-1</text:span></text:p>
              <text:p text:style-name="P32"><text:span text:style-name="T46"><text:s/></text:span><text:span text:style-name="T46">}</text:span></text:p>
            </text:list-header>
          </text:list>
          <text:list text:style-name="L14">
            <text:list-header>
              <text:p text:style-name="P33"><text:span text:style-name="T47"/></text:p>
            </text:list-header>
            <text:list-item>
              <text:p text:style-name="P33"><text:span text:style-name="T47">GOOD!</text:span></text:p>
            </text:list-item>
          </text:list>
          <draw:enhanced-geometry svg:viewBox="0 0 21600 21600" draw:type="mso-spt202" draw:enhanced-path="M 0 0 L 21600 0 21600 21600 0 21600 0 0 Z N"/>
        </draw:custom-shape>
        <draw:custom-shape draw:style-name="gr22" draw:text-style-name="P34" draw:layer="layout" svg:width="7.501cm" svg:height="4.824cm" svg:x="2.496cm" svg:y="6.5cm">
          <text:list text:style-name="L1">
            <text:list-header>
              <text:p text:style-name="P32"><text:span text:style-name="T46"><text:s/></text:span><text:span text:style-name="T46">f&lt;-26</text:span></text:p>
              <text:p text:style-name="P32"><text:span text:style-name="T46"><text:s/></text:span><text:span text:style-name="T46">while(f!=0){</text:span></text:p>
              <text:p text:style-name="P32"><text:span text:style-name="T46"><text:s/></text:span><text:span text:style-name="T46">print(letters[f])</text:span></text:p>
              <text:p text:style-name="P32"><text:span text:style-name="T46"><text:s/></text:span><text:span text:style-name="T46">f&lt;-f-1 }</text:span></text:p>
            </text:list-header>
          </text:list>
          <text:list text:style-name="L4">
            <text:list-header>
              <text:p text:style-name="P32"><text:span text:style-name="T48"/></text:p>
              <text:p text:style-name="P33"><text:span text:style-name="T48">BAD!!!</text:span></text:p>
            </text:list-header>
          </text:list>
          <draw:enhanced-geometry svg:viewBox="0 0 21600 21600" draw:type="mso-spt202" draw:enhanced-path="M 0 0 L 21600 0 21600 21600 0 21600 0 0 Z N"/>
        </draw:custom-shape>
        <draw:custom-shape draw:style-name="gr23" draw:text-style-name="P4" draw:layer="layout" svg:width="22.388cm" svg:height="5.455cm" svg:x="1.116cm" svg:y="12.043cm">
          <text:list text:style-name="L15">
            <text:list-item>
              <text:p text:style-name="P3"><text:span text:style-name="T45">The code between brackets {} </text:span><text:span text:style-name="T49">always </text:span><text:span text:style-name="T45">is indented, this clearly separates what is executed once, and what is run multiple times</text:span></text:p>
            </text:list-item>
            <text:list-item>
              <text:p text:style-name="P3"><text:span text:style-name="T45">Trailing bracket } always alone on the line at the same indentation level as the initial bracket {</text:span></text:p>
            </text:list-item>
            <text:list-item>
              <text:p text:style-name="P3"><text:span text:style-name="T45">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14.195cm" svg:height="10.641cm" svg:x="2.756cm" svg:y="2.125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presentation:notes>
      </draw:page>
      <draw:page draw:name="page14" draw:style-name="dp1" draw:master-page-name="Default" presentation:use-date-time-name="dtd1">
        <draw:custom-shape draw:style-name="gr24" draw:text-style-name="P35" draw:layer="layout" svg:width="22.86cm" svg:height="12.572cm" svg:x="1.27cm" svg:y="4.445cm">
          <text:list text:style-name="L4">
            <text:list-item>
              <text:p text:style-name="P30"><text:span text:style-name="T41">1. Output the patients data frame, with the patients sorted in order of age, oldest first. (You may need the </text:span><text:span text:style-name="T42">rev</text:span><text:span text:style-name="T43"> function.)</text:span></text:p>
            </text:list-item>
            <text:list-item>
              <text:p text:style-name="P30"><text:span text:style-name="T41"/></text:p>
            </text:list-item>
            <text:list-item>
              <text:p text:style-name="P30"><text:span text:style-name="T41">2. Load in the </text:span><text:span text:style-name="T42">colony</text:span><text:span text:style-name="T41"> data frame using a for loop. Three of the data files are in the </text:span><text:span text:style-name="T50">Day_1_scripts</text:span><text:span text:style-name="T41"> folder. Load all three files into </text:span><text:span text:style-name="T42">colony </text:span><text:span text:style-name="T43">using the for loop in the slides.</text:span></text:p>
            </text:list-item>
            <text:list-item>
              <text:p text:style-name="P30"><text:span text:style-name="T43"/></text:p>
            </text:list-item>
            <text:list-item>
              <text:p text:style-name="P30"><text:span text:style-name="T43">3. How many observations do you have in the </text:span><text:span text:style-name="T42">colony</text:span><text:span text:style-name="T43"> data frame? Find out by counting the number of rows in </text:span><text:span text:style-name="T42">colony</text:span><text:span text:style-name="T43"> using the </text:span><text:span text:style-name="T42">nrow</text:span><text:span text:style-name="T43"> function.</text:span></text:p>
            </text:list-item>
            <text:list-item>
              <text:p text:style-name="P30"><text:span text:style-name="T41"/></text:p>
            </text:list-item>
            <text:list-item>
              <text:p text:style-name="P30"><text:span text:style-name="T41">4. Suppose a power analysis of your data shows that you only need 70 observations to robustly test your hypothesis. This means we can stop loading files when we have loaded at least 70 observations. Modify your </text:span><text:span text:style-name="T51">for </text:span><text:span text:style-name="T43">loop so it will only load files if the </text:span><text:span text:style-name="T42">colony</text:span><text:span text:style-name="T43"> data frame has less than 70 observations in it.</text:span></text:p>
            </text:list-item>
          </text:list>
          <draw:enhanced-geometry svg:viewBox="0 0 21600 21600" draw:type="rectangle" draw:enhanced-path="M 0 0 L 21600 0 21600 21600 0 21600 0 0 Z N"/>
        </draw:custom-shape>
        <draw:custom-shape draw:style-name="gr8" draw:text-style-name="P2" draw:layer="layout" svg:width="22.856cm" svg:height="3.175cm" svg:x="1.27cm" svg:y="0.758cm">
          <text:list text:style-name="L1">
            <text:list-header>
              <text:p text:style-name="P1"><text:span text:style-name="T10">Exercise</text:span><text:span text:style-name="T10"><text:line-break/></text:span><text:span text:style-name="T10"/></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5" draw:style-name="dp1" draw:master-page-name="Default" presentation:use-date-time-name="dtd1">
        <draw:custom-shape draw:style-name="gr25" draw:text-style-name="P31" draw:layer="layout" svg:width="22.86cm" svg:height="12.572cm" svg:x="1.27cm" svg:y="4.445cm">
          <text:list text:style-name="L4">
            <text:list-item>
              <text:p text:style-name="P30"><text:span text:style-name="T52">1. To order the patients by decreasing age:</text:span></text:p>
            </text:list-item>
          </text:list>
          <text:p text:style-name="P3"><text:span text:style-name="T23">patients[rev(order(patients$Age)),]</text:span></text:p>
          <text:p text:style-name="P3"><text:span text:style-name="T23"/></text:p>
          <text:list text:continue-numbering="true" text:style-name="L4">
            <text:list-item>
              <text:p text:style-name="P30"><text:span text:style-name="T52">3. To find the number of rows in the </text:span><text:span text:style-name="T53">colony</text:span><text:span text:style-name="T54"> data frame:</text:span></text:p>
            </text:list-item>
          </text:list>
          <text:p text:style-name="P3"><text:span text:style-name="T23">nrow(colony)</text:span></text:p>
          <text:list text:continue-numbering="true" text:style-name="L4">
            <text:list-item>
              <text:p text:style-name="P30"><text:span text:style-name="T55"/></text:p>
            </text:list-item>
            <text:list-item>
              <text:p text:style-name="P30"><text:span text:style-name="T52">4. To stop loading files after at least 70 observations have been found, use the code from the first </text:span><text:span text:style-name="T53">for</text:span><text:span text:style-name="T54"> loop slide with a new </text:span><text:span text:style-name="T53">if</text:span><text:span text:style-name="T54"> statement</text:span><text:span text:style-name="T52">:</text:span></text:p>
            </text:list-item>
          </text:list>
          <text:p text:style-name="P23"><text:span text:style-name="T23">colony&lt;-data.frame()</text:span></text:p>
          <text:p text:style-name="P23"><text:span text:style-name="T23">countfiles&lt;-dir(pattern="Counts.csv")</text:span></text:p>
          <text:p text:style-name="P23"><text:span text:style-name="T23">for (file in countfiles) {</text:span></text:p>
          <text:p text:style-name="P23"><text:span text:style-name="T23"><text:s text:c="4"/></text:span><text:span text:style-name="T23">if ( </text:span><text:span text:style-name="T33">nrow(colony) &lt;= 70</text:span><text:span text:style-name="T23"> ) {</text:span></text:p>
          <text:p text:style-name="P23"><text:span text:style-name="T23"><text:s text:c="2"/></text:span><text:span text:style-name="T33"><text:s text:c="6"/></text:span><text:span text:style-name="T23">t&lt;-read.csv(file)</text:span></text:p>
          <text:p text:style-name="P23"><text:span text:style-name="T23"><text:s text:c="8"/></text:span><text:span text:style-name="T23">colony&lt;-rbind(colony,t)</text:span></text:p>
          <text:p text:style-name="P23"><text:span text:style-name="T23"><text:s text:c="4"/></text:span><text:span text:style-name="T23">}</text:span></text:p>
          <text:p text:style-name="P23"><text:span text:style-name="T23">}</text:span></text:p>
          <text:list text:continue-numbering="true" text:style-name="L4">
            <text:list-item>
              <text:p text:style-name="P30"><text:span text:style-name="T23"/></text:p>
            </text:list-item>
          </text:list>
          <draw:enhanced-geometry svg:viewBox="0 0 21600 21600" draw:type="rectangle" draw:enhanced-path="M 0 0 L 21600 0 21600 21600 0 21600 0 0 Z N"/>
        </draw:custom-shape>
        <draw:custom-shape draw:style-name="gr8" draw:text-style-name="P2" draw:layer="layout" svg:width="22.856cm" svg:height="3.175cm" svg:x="1.27cm" svg:y="0.758cm">
          <text:list text:style-name="L1">
            <text:list-header>
              <text:p text:style-name="P1"><text:span text:style-name="T10">Answers to exercise</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5T16:36:40</dc:date>
    <meta:print-date>2012-12-03T00:34:46</meta:print-date>
    <meta:editing-cycles>202</meta:editing-cycles>
    <meta:editing-duration>P25DT22H41M35S</meta:editing-duration>
    <meta:generator>OpenOffice.org/3.4.1$Unix OpenOffice.org_project/341m1$Build-9593</meta:generator>
    <meta:printed-by>Robert Stojnic</meta:printed-by>
    <meta:document-statistic meta:object-count="163"/>
  </office:meta>
</office:document-meta>
</file>